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2.8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Leopard</text:p>
          </table:table-cell>
        </table:table-row>
        <table:table-row table:style-name="ro2">
          <table:table-cell table:style-name="Default" table:number-columns-repeated="4"/>
          <table:table-cell/>
          <table:table-cell table:style-name="Default"/>
        </table:table-row>
        <table:table-row table:style-name="ro1" table:number-rows-repeated="19">
          <table:table-cell table:style-name="Default" table:number-columns-repeated="4"/>
          <table:table-cell/>
          <table:table-cell table:style-name="Default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53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Leopar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0c</text:p>
          </table:table-cell>
          <table:table-cell/>
          <table:table-cell table:style-name="Default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20c</text:p>
          </table:table-cell>
          <table:table-cell/>
          <table:table-cell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30c</text:p>
          </table:table-cell>
          <table:table-cell/>
          <table:table-cell table:style-name="Default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40c</text:p>
          </table:table-cell>
          <table:table-cell/>
          <table:table-cell table:style-name="Default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50c</text:p>
          </table:table-cell>
          <table:table-cell/>
          <table:table-cell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a</text:p>
          </table:table-cell>
          <table:table-cell/>
          <table:table-cell table:style-name="Default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.50a</text:p>
          </table:table-cell>
          <table:table-cell/>
          <table:table-cell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2a</text:p>
          </table:table-cell>
          <table:table-cell/>
          <table:table-cell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2.30a</text:p>
          </table:table-cell>
          <table:table-cell/>
          <table:table-cell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2.50a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3a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3.50a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4a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5a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7a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X</text:p>
          </table:table-cell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Delassa waterbuck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2.50a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15a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style-name="ce4" office:value-type="date" office:date-value="1953-08-15" calcext:value-type="date">
            <text:p>08/15/53</text:p>
          </table:table-cell>
          <table:table-cell office:value-type="string" calcext:value-type="string">
            <text:p>20.a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11/1953</text:p>
          </table:table-cell>
          <table:table-cell office:value-type="string" calcext:value-type="string">
            <text:p>50c</text:p>
          </table:table-cell>
          <table:table-cell table:number-columns-repeated="2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3:08:42.50457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3:08:43.235423294</meta:creation-date>
    <meta:editing-duration>PT17M21S</meta:editing-duration>
    <meta:editing-cycles>3</meta:editing-cycles>
    <meta:generator>LibreOffice/6.4.6.2$Linux_X86_64 LibreOffice_project/40$Build-2</meta:generator>
    <dc:title>Inventory</dc:title>
    <dc:date>2021-02-13T13:37:10.447545040</dc:date>
    <meta:document-statistic meta:table-count="2" meta:cell-count="85" meta:object-count="0"/>
    <meta:template xlink:type="simple" xlink:actuate="onRequest" xlink:title="Inventory" xlink:href="../../../../../Templates/Inventory1.ots" meta:date="2021-02-13T13:08:42.546373592"/>
  </office:meta>
</office:document-meta>
</file>